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&gt;　&lt;）
「痛っ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‘　‘）
「ルミィさん・・・ルミィさん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？</text:p>
          </table:table-cell>
          <table:table-cell table:style-name="ce0" office:value-type="string">
            <text:p>Map165</text:p>
          </table:table-cell>
          <table:table-cell table:style-name="ce0"/>
          <table:table-cell table:style-name="ce0" office:value-type="string">
            <text:p>......?</text:p>
          </table:table-cell>
          <table:table-cell table:number-columns-repeated="1020"/>
        </table:table-row>
        <table:table-row>
          <table:table-cell table:style-name="ce0" office:value-type="string">
            <text:p>（‘　‘）
「わ、私です・・・桐生で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‘　‘）
「助けに来ました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手紙、見つけて読んでいただけたのですね。
感謝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過剤は使用しなかったの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とも、適性を持った方がいなかったの
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´　｀）
「い、いえ・・・最初はちゃんと透明になって
　侵入して来たんです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///）
「その・・・あの・・・途中で、どうしても・・・
　し、したくなってしまって・・・ちょっと
　・・・ごにょごに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、それで段ボール箱などを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&gt;　&lt;）
「と、とにかく、早くここから出ま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‘　‘）
「外には仲間たちが待機していますから、
　脱出してしまえば安心です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ギは、すぐそこのボックスに入っている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‘　‘）
「分かりました。　すぐ開け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‘　‘）
「そのあとは、もう1つ段ボール箱があるので
　それに身を隠して一緒にこっそり脱出
　しま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